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2.097" calcext:value-type="float">
            <text:p>22.09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6.2832" calcext:value-type="float">
            <text:p>6.2832</text:p>
          </table:table-cell>
          <table:table-cell office:value-type="float" office:value="13.5669" calcext:value-type="float">
            <text:p>13.5669</text:p>
          </table:table-cell>
          <table:table-cell office:value-type="float" office:value="10.5009" calcext:value-type="float">
            <text:p>10.5009</text:p>
          </table:table-cell>
          <table:table-cell office:value-type="float" office:value="9.8623" calcext:value-type="float">
            <text:p>9.8623</text:p>
          </table:table-cell>
          <table:table-cell office:value-type="float" office:value="8.7033" calcext:value-type="float">
            <text:p>8.7033</text:p>
          </table:table-cell>
          <table:table-cell office:value-type="float" office:value="7.8844" calcext:value-type="float">
            <text:p>7.8844</text:p>
          </table:table-cell>
          <table:table-cell office:value-type="float" office:value="6.4566" calcext:value-type="float">
            <text:p>6.4566</text:p>
          </table:table-cell>
          <table:table-cell office:value-type="float" office:value="6.6217" calcext:value-type="float">
            <text:p>6.6217</text:p>
          </table:table-cell>
          <table:table-cell office:value-type="float" office:value="5.7962" calcext:value-type="float">
            <text:p>5.7962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4336" calcext:value-type="float">
            <text:p>4.4336</text:p>
          </table:table-cell>
          <table:table-cell office:value-type="float" office:value="5.6564" calcext:value-type="float">
            <text:p>5.6564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7.8894" calcext:value-type="float">
            <text:p>37.8894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21.3654" calcext:value-type="float">
            <text:p>21.3654</text:p>
          </table:table-cell>
          <table:table-cell office:value-type="float" office:value="18.5916" calcext:value-type="float">
            <text:p>18.5916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14.9217" calcext:value-type="float">
            <text:p>14.9217</text:p>
          </table:table-cell>
          <table:table-cell office:value-type="float" office:value="13.4915" calcext:value-type="float">
            <text:p>13.4915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11.5802" calcext:value-type="float">
            <text:p>11.5802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9.7899" calcext:value-type="float">
            <text:p>9.7899</text:p>
          </table:table-cell>
          <table:table-cell office:value-type="float" office:value="9.328" calcext:value-type="float">
            <text:p>9.328</text:p>
          </table:table-cell>
          <table:table-cell office:value-type="float" office:value="8.7244" calcext:value-type="float">
            <text:p>8.7244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32.281" calcext:value-type="float">
            <text:p>32.281</text:p>
          </table:table-cell>
          <table:table-cell office:value-type="float" office:value="25.5853" calcext:value-type="float">
            <text:p>25.5853</text:p>
          </table:table-cell>
          <table:table-cell office:value-type="float" office:value="21.6755" calcext:value-type="float">
            <text:p>21.6755</text:p>
          </table:table-cell>
          <table:table-cell office:value-type="float" office:value="18.8313" calcext:value-type="float">
            <text:p>18.8313</text:p>
          </table:table-cell>
          <table:table-cell office:value-type="float" office:value="16.733" calcext:value-type="float">
            <text:p>16.733</text:p>
          </table:table-cell>
          <table:table-cell office:value-type="float" office:value="15.119" calcext:value-type="float">
            <text:p>15.119</text:p>
          </table:table-cell>
          <table:table-cell office:value-type="float" office:value="13.6478" calcext:value-type="float">
            <text:p>13.6478</text:p>
          </table:table-cell>
          <table:table-cell office:value-type="float" office:value="12.4881" calcext:value-type="float">
            <text:p>12.4881</text:p>
          </table:table-cell>
          <table:table-cell office:value-type="float" office:value="11.6892" calcext:value-type="float">
            <text:p>11.6892</text:p>
          </table:table-cell>
          <table:table-cell office:value-type="float" office:value="10.5958" calcext:value-type="float">
            <text:p>10.5958</text:p>
          </table:table-cell>
          <table:table-cell office:value-type="float" office:value="9.9584" calcext:value-type="float">
            <text:p>9.9584</text:p>
          </table:table-cell>
          <table:table-cell office:value-type="float" office:value="9.4335" calcext:value-type="float">
            <text:p>9.4335</text:p>
          </table:table-cell>
          <table:table-cell office:value-type="float" office:value="8.8772" calcext:value-type="float">
            <text:p>8.8772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9.5601" calcext:value-type="float">
            <text:p>39.5601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26.2784" calcext:value-type="float">
            <text:p>26.2784</text:p>
          </table:table-cell>
          <table:table-cell office:value-type="float" office:value="22.2311" calcext:value-type="float">
            <text:p>22.2311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12.9321" calcext:value-type="float">
            <text:p>12.9321</text:p>
          </table:table-cell>
          <table:table-cell office:value-type="float" office:value="12.009" calcext:value-type="float">
            <text:p>12.009</text:p>
          </table:table-cell>
          <table:table-cell office:value-type="float" office:value="10.894" calcext:value-type="float">
            <text:p>10.894</text:p>
          </table:table-cell>
          <table:table-cell office:value-type="float" office:value="10.2011" calcext:value-type="float">
            <text:p>10.2011</text:p>
          </table:table-cell>
          <table:table-cell office:value-type="float" office:value="9.6507" calcext:value-type="float">
            <text:p>9.6507</text:p>
          </table:table-cell>
          <table:table-cell office:value-type="float" office:value="9.0144" calcext:value-type="float">
            <text:p>9.0144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9.9616" calcext:value-type="float">
            <text:p>39.9616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26.6951" calcext:value-type="float">
            <text:p>26.6951</text:p>
          </table:table-cell>
          <table:table-cell office:value-type="float" office:value="22.5347" calcext:value-type="float">
            <text:p>22.5347</text:p>
          </table:table-cell>
          <table:table-cell office:value-type="float" office:value="19.7176" calcext:value-type="float">
            <text:p>19.7176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15.757" calcext:value-type="float">
            <text:p>15.757</text:p>
          </table:table-cell>
          <table:table-cell office:value-type="float" office:value="14.1279" calcext:value-type="float">
            <text:p>14.1279</text:p>
          </table:table-cell>
          <table:table-cell office:value-type="float" office:value="13.2333" calcext:value-type="float">
            <text:p>13.2333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10.386" calcext:value-type="float">
            <text:p>10.386</text:p>
          </table:table-cell>
          <table:table-cell office:value-type="float" office:value="9.8269" calcext:value-type="float">
            <text:p>9.8269</text:p>
          </table:table-cell>
          <table:table-cell office:value-type="float" office:value="9.1258" calcext:value-type="float">
            <text:p>9.1258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40.1574" calcext:value-type="float">
            <text:p>40.1574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22.7149" calcext:value-type="float">
            <text:p>22.7149</text:p>
          </table:table-cell>
          <table:table-cell office:value-type="float" office:value="19.9744" calcext:value-type="float">
            <text:p>19.974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15.8738" calcext:value-type="float">
            <text:p>15.8738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12.54" calcext:value-type="float">
            <text:p>12.54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2865" calcext:value-type="float">
            <text:p>9.2865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27.3913" calcext:value-type="float">
            <text:p>27.3913</text:p>
          </table:table-cell>
          <table:table-cell office:value-type="float" office:value="23.153" calcext:value-type="float">
            <text:p>23.153</text:p>
          </table:table-cell>
          <table:table-cell office:value-type="float" office:value="20.2725" calcext:value-type="float">
            <text:p>20.2725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13.6322" calcext:value-type="float">
            <text:p>13.6322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11.5678" calcext:value-type="float">
            <text:p>11.5678</text:p>
          </table:table-cell>
          <table:table-cell office:value-type="float" office:value="10.822" calcext:value-type="float">
            <text:p>10.822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9.5516" calcext:value-type="float">
            <text:p>9.5516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40.9635" calcext:value-type="float">
            <text:p>40.9635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27.6786" calcext:value-type="float">
            <text:p>27.6786</text:p>
          </table:table-cell>
          <table:table-cell office:value-type="float" office:value="23.428" calcext:value-type="float">
            <text:p>23.428</text:p>
          </table:table-cell>
          <table:table-cell office:value-type="float" office:value="20.4015" calcext:value-type="float">
            <text:p>20.4015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16.2933" calcext:value-type="float">
            <text:p>16.2933</text:p>
          </table:table-cell>
          <table:table-cell office:value-type="float" office:value="14.9269" calcext:value-type="float">
            <text:p>14.9269</text:p>
          </table:table-cell>
          <table:table-cell office:value-type="float" office:value="13.8001" calcext:value-type="float">
            <text:p>13.8001</text:p>
          </table:table-cell>
          <table:table-cell office:value-type="float" office:value="12.836" calcext:value-type="float">
            <text:p>12.836</text:p>
          </table:table-cell>
          <table:table-cell office:value-type="float" office:value="11.7268" calcext:value-type="float">
            <text:p>11.7268</text:p>
          </table:table-cell>
          <table:table-cell office:value-type="float" office:value="10.957" calcext:value-type="float">
            <text:p>10.957</text:p>
          </table:table-cell>
          <table:table-cell office:value-type="float" office:value="10.3772" calcext:value-type="float">
            <text:p>10.3772</text:p>
          </table:table-cell>
          <table:table-cell office:value-type="float" office:value="9.6519" calcext:value-type="float">
            <text:p>9.651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41.3462" calcext:value-type="float">
            <text:p>41.3462</text:p>
          </table:table-cell>
          <table:table-cell office:value-type="float" office:value="34.75" calcext:value-type="float">
            <text:p>34.75</text:p>
          </table:table-cell>
          <table:table-cell office:value-type="float" office:value="27.9322" calcext:value-type="float">
            <text:p>27.9322</text:p>
          </table:table-cell>
          <table:table-cell office:value-type="float" office:value="23.6423" calcext:value-type="float">
            <text:p>23.6423</text:p>
          </table:table-cell>
          <table:table-cell office:value-type="float" office:value="20.5276" calcext:value-type="float">
            <text:p>20.5276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16.433" calcext:value-type="float">
            <text:p>16.433</text:p>
          </table:table-cell>
          <table:table-cell office:value-type="float" office:value="15.1014" calcext:value-type="float">
            <text:p>15.1014</text:p>
          </table:table-cell>
          <table:table-cell office:value-type="float" office:value="13.9639" calcext:value-type="float">
            <text:p>13.9639</text:p>
          </table:table-cell>
          <table:table-cell office:value-type="float" office:value="12.9401" calcext:value-type="float">
            <text:p>12.940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882" calcext:value-type="float">
            <text:p>11.0882</text:p>
          </table:table-cell>
          <table:table-cell office:value-type="float" office:value="10.5007" calcext:value-type="float">
            <text:p>10.5007</text:p>
          </table:table-cell>
          <table:table-cell office:value-type="float" office:value="9.732" calcext:value-type="float">
            <text:p>9.73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41.6337" calcext:value-type="float">
            <text:p>41.6337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28.0844" calcext:value-type="float">
            <text:p>28.0844</text:p>
          </table:table-cell>
          <table:table-cell office:value-type="float" office:value="23.7287" calcext:value-type="float">
            <text:p>23.7287</text:p>
          </table:table-cell>
          <table:table-cell office:value-type="float" office:value="20.6271" calcext:value-type="float">
            <text:p>20.6271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16.5033" calcext:value-type="float">
            <text:p>16.5033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14.0479" calcext:value-type="float">
            <text:p>14.0479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11.9262" calcext:value-type="float">
            <text:p>11.9262</text:p>
          </table:table-cell>
          <table:table-cell office:value-type="float" office:value="11.154" calcext:value-type="float">
            <text:p>11.154</text:p>
          </table:table-cell>
          <table:table-cell office:value-type="float" office:value="10.5432" calcext:value-type="float">
            <text:p>10.5432</text:p>
          </table:table-cell>
          <table:table-cell office:value-type="float" office:value="9.7695" calcext:value-type="float">
            <text:p>9.7695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84.1538" calcext:value-type="float">
            <text:p>84.1538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47.4338" calcext:value-type="float">
            <text:p>47.4338</text:p>
          </table:table-cell>
          <table:table-cell office:value-type="float" office:value="30.1368" calcext:value-type="float">
            <text:p>30.1368</text:p>
          </table:table-cell>
          <table:table-cell office:value-type="float" office:value="20.9503" calcext:value-type="float">
            <text:p>20.9503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7.4883" calcext:value-type="float">
            <text:p>17.4883</text:p>
          </table:table-cell>
          <table:table-cell office:value-type="float" office:value="96.3948" calcext:value-type="float">
            <text:p>96.3948</text:p>
          </table:table-cell>
          <table:table-cell office:value-type="float" office:value="14.4563" calcext:value-type="float">
            <text:p>14.4563</text:p>
          </table:table-cell>
          <table:table-cell office:value-type="float" office:value="154.7988" calcext:value-type="float">
            <text:p>154.7988</text:p>
          </table:table-cell>
          <table:table-cell office:value-type="float" office:value="12.0764" calcext:value-type="float">
            <text:p>12.0764</text:p>
          </table:table-cell>
          <table:table-cell office:value-type="float" office:value="11.3294" calcext:value-type="float">
            <text:p>11.3294</text:p>
          </table:table-cell>
          <table:table-cell office:value-type="float" office:value="123.9311" calcext:value-type="float">
            <text:p>123.9311</text:p>
          </table:table-cell>
          <table:table-cell office:value-type="float" office:value="9.8764" calcext:value-type="float">
            <text:p>9.8764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2104" calcext:value-type="float">
            <text:p>2.2104</text:p>
          </table:table-cell>
          <table:table-cell office:value-type="float" office:value="2.1052" calcext:value-type="float">
            <text:p>2.1052</text:p>
          </table:table-cell>
          <table:table-cell office:value-type="float" office:value="1.6748" calcext:value-type="float">
            <text:p>1.6748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7728" calcext:value-type="float">
            <text:p>1.77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2.7269" calcext:value-type="float">
            <text:p>2.7269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228.8858" calcext:value-type="float">
            <text:p>228.8858</text:p>
          </table:table-cell>
          <table:table-cell office:value-type="float" office:value="28.0586" calcext:value-type="float">
            <text:p>28.0586</text:p>
          </table:table-cell>
          <table:table-cell office:value-type="float" office:value="8.2754" calcext:value-type="float">
            <text:p>8.2754</text:p>
          </table:table-cell>
          <table:table-cell office:value-type="float" office:value="4.8858" calcext:value-type="float">
            <text:p>4.8858</text:p>
          </table:table-cell>
          <table:table-cell office:value-type="float" office:value="4.4319" calcext:value-type="float">
            <text:p>4.4319</text:p>
          </table:table-cell>
          <table:table-cell office:value-type="float" office:value="2.8049" calcext:value-type="float">
            <text:p>2.8049</text:p>
          </table:table-cell>
          <table:table-cell office:value-type="float" office:value="2.2807" calcext:value-type="float">
            <text:p>2.280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3753" calcext:value-type="float">
            <text:p>1.3753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3682" calcext:value-type="float">
            <text:p>1.3682</text:p>
          </table:table-cell>
          <table:table-cell office:value-type="float" office:value="7.4357" calcext:value-type="float">
            <text:p>7.4357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23" calcext:value-type="float">
            <text:p>0.623</text:p>
          </table:table-cell>
        </table:table-row>
      </table:table>
      <table:table table:name="Vue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26.7766" calcext:value-type="float">
            <text:p>26.7766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21.5829" calcext:value-type="float">
            <text:p>21.5829</text:p>
          </table:table-cell>
          <table:table-cell office:value-type="float" office:value="2.4832" calcext:value-type="float">
            <text:p>2.4832</text:p>
          </table:table-cell>
          <table:table-cell office:value-type="float" office:value="17.196" calcext:value-type="float">
            <text:p>17.196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12.4321" calcext:value-type="float">
            <text:p>12.4321</text:p>
          </table:table-cell>
          <table:table-cell office:value-type="float" office:value="11.0894" calcext:value-type="float">
            <text:p>11.0894</text:p>
          </table:table-cell>
          <table:table-cell office:value-type="float" office:value="11.0553" calcext:value-type="float">
            <text:p>11.0553</text:p>
          </table:table-cell>
          <table:table-cell office:value-type="float" office:value="9.3312" calcext:value-type="float">
            <text:p>9.3312</text:p>
          </table:table-cell>
          <table:table-cell office:value-type="float" office:value="9.1819" calcext:value-type="float">
            <text:p>9.1819</text:p>
          </table:table-cell>
          <table:table-cell office:value-type="float" office:value="9.6745" calcext:value-type="float">
            <text:p>9.6745</text:p>
          </table:table-cell>
          <table:table-cell office:value-type="float" office:value="8.7072" calcext:value-type="float">
            <text:p>8.7072</text:p>
          </table:table-cell>
          <table:table-cell office:value-type="float" office:value="7.3952" calcext:value-type="float">
            <text:p>7.3952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59.5959" calcext:value-type="float">
            <text:p>59.5959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39.7192" calcext:value-type="float">
            <text:p>39.7192</text:p>
          </table:table-cell>
          <table:table-cell office:value-type="float" office:value="34.9015" calcext:value-type="float">
            <text:p>34.9015</text:p>
          </table:table-cell>
          <table:table-cell office:value-type="float" office:value="30.8042" calcext:value-type="float">
            <text:p>30.8042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24.6659" calcext:value-type="float">
            <text:p>24.6659</text:p>
          </table:table-cell>
          <table:table-cell office:value-type="float" office:value="23.6055" calcext:value-type="float">
            <text:p>23.6055</text:p>
          </table:table-cell>
          <table:table-cell office:value-type="float" office:value="21.2693" calcext:value-type="float">
            <text:p>21.2693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18.9126" calcext:value-type="float">
            <text:p>18.9126</text:p>
          </table:table-cell>
          <table:table-cell office:value-type="float" office:value="17.4626" calcext:value-type="float">
            <text:p>17.4626</text:p>
          </table:table-cell>
          <table:table-cell office:value-type="float" office:value="16.8787" calcext:value-type="float">
            <text:p>16.8787</text:p>
          </table:table-cell>
          <table:table-cell office:value-type="float" office:value="15.9194" calcext:value-type="float">
            <text:p>15.9194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60.2011" calcext:value-type="float">
            <text:p>60.2011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39.992" calcext:value-type="float">
            <text:p>39.992</text:p>
          </table:table-cell>
          <table:table-cell office:value-type="float" office:value="35.5442" calcext:value-type="float">
            <text:p>35.5442</text:p>
          </table:table-cell>
          <table:table-cell office:value-type="float" office:value="31.4653" calcext:value-type="float">
            <text:p>31.4653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25.1953" calcext:value-type="float">
            <text:p>25.1953</text:p>
          </table:table-cell>
          <table:table-cell office:value-type="float" office:value="24.3191" calcext:value-type="float">
            <text:p>24.3191</text:p>
          </table:table-cell>
          <table:table-cell office:value-type="float" office:value="21.6062" calcext:value-type="float">
            <text:p>21.6062</text:p>
          </table:table-cell>
          <table:table-cell office:value-type="float" office:value="21.164" calcext:value-type="float">
            <text:p>21.164</text:p>
          </table:table-cell>
          <table:table-cell office:value-type="float" office:value="19.1655" calcext:value-type="float">
            <text:p>19.1655</text:p>
          </table:table-cell>
          <table:table-cell office:value-type="float" office:value="17.7437" calcext:value-type="float">
            <text:p>17.7437</text:p>
          </table:table-cell>
          <table:table-cell office:value-type="float" office:value="17.4028" calcext:value-type="float">
            <text:p>17.4028</text:p>
          </table:table-cell>
          <table:table-cell office:value-type="float" office:value="16.3084" calcext:value-type="float">
            <text:p>16.3084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60.9236" calcext:value-type="float">
            <text:p>60.9236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41.4938" calcext:value-type="float">
            <text:p>41.4938</text:p>
          </table:table-cell>
          <table:table-cell office:value-type="float" office:value="36.4193" calcext:value-type="float">
            <text:p>36.4193</text:p>
          </table:table-cell>
          <table:table-cell office:value-type="float" office:value="32.2103" calcext:value-type="float">
            <text:p>32.2103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26.0071" calcext:value-type="float">
            <text:p>26.0071</text:p>
          </table:table-cell>
          <table:table-cell office:value-type="float" office:value="24.8954" calcext:value-type="float">
            <text:p>24.8954</text:p>
          </table:table-cell>
          <table:table-cell office:value-type="float" office:value="22.243" calcext:value-type="float">
            <text:p>22.243</text:p>
          </table:table-cell>
          <table:table-cell office:value-type="float" office:value="21.6591" calcext:value-type="float">
            <text:p>21.6591</text:p>
          </table:table-cell>
          <table:table-cell office:value-type="float" office:value="19.7593" calcext:value-type="float">
            <text:p>19.7593</text:p>
          </table:table-cell>
          <table:table-cell office:value-type="float" office:value="18.2979" calcext:value-type="float">
            <text:p>18.2979</text:p>
          </table:table-cell>
          <table:table-cell office:value-type="float" office:value="17.8862" calcext:value-type="float">
            <text:p>17.8862</text:p>
          </table:table-cell>
          <table:table-cell office:value-type="float" office:value="16.805" calcext:value-type="float">
            <text:p>16.80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1.4553" calcext:value-type="float">
            <text:p>61.4553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42.3711" calcext:value-type="float">
            <text:p>42.3711</text:p>
          </table:table-cell>
          <table:table-cell office:value-type="float" office:value="36.9645" calcext:value-type="float">
            <text:p>36.9645</text:p>
          </table:table-cell>
          <table:table-cell office:value-type="float" office:value="32.6755" calcext:value-type="float">
            <text:p>32.6755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26.4781" calcext:value-type="float">
            <text:p>26.4781</text:p>
          </table:table-cell>
          <table:table-cell office:value-type="float" office:value="25.1769" calcext:value-type="float">
            <text:p>25.1769</text:p>
          </table:table-cell>
          <table:table-cell office:value-type="float" office:value="22.7754" calcext:value-type="float">
            <text:p>22.7754</text:p>
          </table:table-cell>
          <table:table-cell office:value-type="float" office:value="21.9568" calcext:value-type="float">
            <text:p>21.9568</text:p>
          </table:table-cell>
          <table:table-cell office:value-type="float" office:value="20.2992" calcext:value-type="float">
            <text:p>20.2992</text:p>
          </table:table-cell>
          <table:table-cell office:value-type="float" office:value="18.7273" calcext:value-type="float">
            <text:p>18.7273</text:p>
          </table:table-cell>
          <table:table-cell office:value-type="float" office:value="18.1528" calcext:value-type="float">
            <text:p>18.1528</text:p>
          </table:table-cell>
          <table:table-cell office:value-type="float" office:value="17.0576" calcext:value-type="float">
            <text:p>17.0576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62.0578" calcext:value-type="float">
            <text:p>62.0578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42.8798" calcext:value-type="float">
            <text:p>42.8798</text:p>
          </table:table-cell>
          <table:table-cell office:value-type="float" office:value="37.2717" calcext:value-type="float">
            <text:p>37.2717</text:p>
          </table:table-cell>
          <table:table-cell office:value-type="float" office:value="32.9587" calcext:value-type="float">
            <text:p>32.9587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26.7437" calcext:value-type="float">
            <text:p>26.7437</text:p>
          </table:table-cell>
          <table:table-cell office:value-type="float" office:value="25.3537" calcext:value-type="float">
            <text:p>25.3537</text:p>
          </table:table-cell>
          <table:table-cell office:value-type="float" office:value="23.091" calcext:value-type="float">
            <text:p>23.091</text:p>
          </table:table-cell>
          <table:table-cell office:value-type="float" office:value="22.1641" calcext:value-type="float">
            <text:p>22.1641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18.9822" calcext:value-type="float">
            <text:p>18.9822</text:p>
          </table:table-cell>
          <table:table-cell office:value-type="float" office:value="18.2705" calcext:value-type="float">
            <text:p>18.2705</text:p>
          </table:table-cell>
          <table:table-cell office:value-type="float" office:value="17.1833" calcext:value-type="float">
            <text:p>17.1833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63.4437" calcext:value-type="float">
            <text:p>63.4437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43.902" calcext:value-type="float">
            <text:p>43.902</text:p>
          </table:table-cell>
          <table:table-cell office:value-type="float" office:value="38.0416" calcext:value-type="float">
            <text:p>38.0416</text:p>
          </table:table-cell>
          <table:table-cell office:value-type="float" office:value="33.6281" calcext:value-type="float">
            <text:p>33.6281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27.3748" calcext:value-type="float">
            <text:p>27.3748</text:p>
          </table:table-cell>
          <table:table-cell office:value-type="float" office:value="25.7539" calcext:value-type="float">
            <text:p>25.7539</text:p>
          </table:table-cell>
          <table:table-cell office:value-type="float" office:value="23.6513" calcext:value-type="float">
            <text:p>23.6513</text:p>
          </table:table-cell>
          <table:table-cell office:value-type="float" office:value="22.5175" calcext:value-type="float">
            <text:p>22.5175</text:p>
          </table:table-cell>
          <table:table-cell office:value-type="float" office:value="21.0146" calcext:value-type="float">
            <text:p>21.0146</text:p>
          </table:table-cell>
          <table:table-cell office:value-type="float" office:value="19.5221" calcext:value-type="float">
            <text:p>19.5221</text:p>
          </table:table-cell>
          <table:table-cell office:value-type="float" office:value="18.6836" calcext:value-type="float">
            <text:p>18.6836</text:p>
          </table:table-cell>
          <table:table-cell office:value-type="float" office:value="17.5073" calcext:value-type="float">
            <text:p>17.5073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64.4205" calcext:value-type="float">
            <text:p>64.4205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4.5851" calcext:value-type="float">
            <text:p>44.5851</text:p>
          </table:table-cell>
          <table:table-cell office:value-type="float" office:value="38.5015" calcext:value-type="float">
            <text:p>38.5015</text:p>
          </table:table-cell>
          <table:table-cell office:value-type="float" office:value="34.1425" calcext:value-type="float">
            <text:p>34.1425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27.7285" calcext:value-type="float">
            <text:p>27.7285</text:p>
          </table:table-cell>
          <table:table-cell office:value-type="float" office:value="26.0017" calcext:value-type="float">
            <text:p>26.0017</text:p>
          </table:table-cell>
          <table:table-cell office:value-type="float" office:value="23.9006" calcext:value-type="float">
            <text:p>23.9006</text:p>
          </table:table-cell>
          <table:table-cell office:value-type="float" office:value="22.735" calcext:value-type="float">
            <text:p>22.735</text:p>
          </table:table-cell>
          <table:table-cell office:value-type="float" office:value="21.2504" calcext:value-type="float">
            <text:p>21.2504</text:p>
          </table:table-cell>
          <table:table-cell office:value-type="float" office:value="19.7632" calcext:value-type="float">
            <text:p>19.7632</text:p>
          </table:table-cell>
          <table:table-cell office:value-type="float" office:value="18.9165" calcext:value-type="float">
            <text:p>18.9165</text:p>
          </table:table-cell>
          <table:table-cell office:value-type="float" office:value="17.7063" calcext:value-type="float">
            <text:p>17.7063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66.2076" calcext:value-type="float">
            <text:p>66.207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38.8697" calcext:value-type="float">
            <text:p>38.8697</text:p>
          </table:table-cell>
          <table:table-cell office:value-type="float" office:value="34.632" calcext:value-type="float">
            <text:p>34.632</text:p>
          </table:table-cell>
          <table:table-cell office:value-type="float" office:value="31.347" calcext:value-type="float">
            <text:p>31.347</text:p>
          </table:table-cell>
          <table:table-cell office:value-type="float" office:value="27.9877" calcext:value-type="float">
            <text:p>27.9877</text:p>
          </table:table-cell>
          <table:table-cell office:value-type="float" office:value="26.2323" calcext:value-type="float">
            <text:p>26.2323</text:p>
          </table:table-cell>
          <table:table-cell office:value-type="float" office:value="24.126" calcext:value-type="float">
            <text:p>24.126</text:p>
          </table:table-cell>
          <table:table-cell office:value-type="float" office:value="22.9163" calcext:value-type="float">
            <text:p>22.9163</text:p>
          </table:table-cell>
          <table:table-cell office:value-type="float" office:value="21.4749" calcext:value-type="float">
            <text:p>21.4749</text:p>
          </table:table-cell>
          <table:table-cell office:value-type="float" office:value="19.9577" calcext:value-type="float">
            <text:p>19.9577</text:p>
          </table:table-cell>
          <table:table-cell office:value-type="float" office:value="19.1197" calcext:value-type="float">
            <text:p>19.1197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45.861" calcext:value-type="float">
            <text:p>45.861</text:p>
          </table:table-cell>
          <table:table-cell office:value-type="float" office:value="39.119" calcext:value-type="float">
            <text:p>39.119</text:p>
          </table:table-cell>
          <table:table-cell office:value-type="float" office:value="34.9162" calcext:value-type="float">
            <text:p>34.9162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28.1539" calcext:value-type="float">
            <text:p>28.1539</text:p>
          </table:table-cell>
          <table:table-cell office:value-type="float" office:value="26.3532" calcext:value-type="float">
            <text:p>26.3532</text:p>
          </table:table-cell>
          <table:table-cell office:value-type="float" office:value="24.246" calcext:value-type="float">
            <text:p>24.246</text:p>
          </table:table-cell>
          <table:table-cell office:value-type="float" office:value="23.0012" calcext:value-type="float">
            <text:p>23.0012</text:p>
          </table:table-cell>
          <table:table-cell office:value-type="float" office:value="21.6043" calcext:value-type="float">
            <text:p>21.6043</text:p>
          </table:table-cell>
          <table:table-cell office:value-type="float" office:value="20.0329" calcext:value-type="float">
            <text:p>20.0329</text:p>
          </table:table-cell>
          <table:table-cell office:value-type="float" office:value="19.2315" calcext:value-type="float">
            <text:p>19.2315</text:p>
          </table:table-cell>
          <table:table-cell office:value-type="float" office:value="17.9678" calcext:value-type="float">
            <text:p>17.9678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77.688" calcext:value-type="float">
            <text:p>77.688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56.8893" calcext:value-type="float">
            <text:p>56.8893</text:p>
          </table:table-cell>
          <table:table-cell office:value-type="float" office:value="56.5259" calcext:value-type="float">
            <text:p>56.5259</text:p>
          </table:table-cell>
          <table:table-cell office:value-type="float" office:value="39.2866" calcext:value-type="float">
            <text:p>39.2866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36.6865" calcext:value-type="float">
            <text:p>36.6865</text:p>
          </table:table-cell>
          <table:table-cell office:value-type="float" office:value="28.9084" calcext:value-type="float">
            <text:p>28.9084</text:p>
          </table:table-cell>
          <table:table-cell office:value-type="float" office:value="26.5048" calcext:value-type="float">
            <text:p>26.5048</text:p>
          </table:table-cell>
          <table:table-cell office:value-type="float" office:value="28.8085" calcext:value-type="float">
            <text:p>28.8085</text:p>
          </table:table-cell>
          <table:table-cell office:value-type="float" office:value="27.5475" calcext:value-type="float">
            <text:p>27.5475</text:p>
          </table:table-cell>
          <table:table-cell office:value-type="float" office:value="21.9135" calcext:value-type="float">
            <text:p>21.9135</text:p>
          </table:table-cell>
          <table:table-cell office:value-type="float" office:value="22.2573" calcext:value-type="float">
            <text:p>22.2573</text:p>
          </table:table-cell>
          <table:table-cell office:value-type="float" office:value="20.9855" calcext:value-type="float">
            <text:p>20.9855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4.5495" calcext:value-type="float">
            <text:p>4.5495</text:p>
          </table:table-cell>
          <table:table-cell office:value-type="float" office:value="5.1628" calcext:value-type="float">
            <text:p>5.1628</text:p>
          </table:table-cell>
          <table:table-cell office:value-type="float" office:value="3.6607" calcext:value-type="float">
            <text:p>3.6607</text:p>
          </table:table-cell>
          <table:table-cell office:value-type="float" office:value="3.1499" calcext:value-type="float">
            <text:p>3.1499</text:p>
          </table:table-cell>
          <table:table-cell office:value-type="float" office:value="2.8411" calcext:value-type="float">
            <text:p>2.8411</text:p>
          </table:table-cell>
          <table:table-cell office:value-type="float" office:value="2.6786" calcext:value-type="float">
            <text:p>2.6786</text:p>
          </table:table-cell>
          <table:table-cell office:value-type="float" office:value="2.4695" calcext:value-type="float">
            <text:p>2.4695</text:p>
          </table:table-cell>
          <table:table-cell office:value-type="float" office:value="2.295" calcext:value-type="float">
            <text:p>2.295</text:p>
          </table:table-cell>
          <table:table-cell office:value-type="float" office:value="2.1045" calcext:value-type="float">
            <text:p>2.1045</text:p>
          </table:table-cell>
          <table:table-cell office:value-type="float" office:value="1.9651" calcext:value-type="float">
            <text:p>1.9651</text:p>
          </table:table-cell>
          <table:table-cell office:value-type="float" office:value="1.8464" calcext:value-type="float">
            <text:p>1.8464</text:p>
          </table:table-cell>
          <table:table-cell office:value-type="float" office:value="1.7407" calcext:value-type="float">
            <text:p>1.7407</text:p>
          </table:table-cell>
          <table:table-cell office:value-type="float" office:value="1.7701" calcext:value-type="float">
            <text:p>1.7701</text:p>
          </table:table-cell>
          <table:table-cell office:value-type="float" office:value="1.5184" calcext:value-type="float">
            <text:p>1.5184</text:p>
          </table:table-cell>
          <table:table-cell office:value-type="float" office:value="1.4711" calcext:value-type="float">
            <text:p>1.471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47.9819" calcext:value-type="float">
            <text:p>47.9819</text:p>
          </table:table-cell>
          <table:table-cell office:value-type="float" office:value="26.9972" calcext:value-type="float">
            <text:p>26.9972</text:p>
          </table:table-cell>
          <table:table-cell office:value-type="float" office:value="20.6979" calcext:value-type="float">
            <text:p>20.6979</text:p>
          </table:table-cell>
          <table:table-cell office:value-type="float" office:value="26.6544" calcext:value-type="float">
            <text:p>26.6544</text:p>
          </table:table-cell>
          <table:table-cell office:value-type="float" office:value="13.4007" calcext:value-type="float">
            <text:p>13.4007</text:p>
          </table:table-cell>
          <table:table-cell office:value-type="float" office:value="9.9218" calcext:value-type="float">
            <text:p>9.9218</text:p>
          </table:table-cell>
          <table:table-cell office:value-type="float" office:value="8.0717" calcext:value-type="float">
            <text:p>8.0717</text:p>
          </table:table-cell>
          <table:table-cell office:value-type="float" office:value="7.1748" calcext:value-type="float">
            <text:p>7.1748</text:p>
          </table:table-cell>
          <table:table-cell office:value-type="float" office:value="6.0986" calcext:value-type="float">
            <text:p>6.0986</text:p>
          </table:table-cell>
          <table:table-cell office:value-type="float" office:value="5.2669" calcext:value-type="float">
            <text:p>5.2669</text:p>
          </table:table-cell>
          <table:table-cell office:value-type="float" office:value="4.4289" calcext:value-type="float">
            <text:p>4.4289</text:p>
          </table:table-cell>
          <table:table-cell office:value-type="float" office:value="3.8614" calcext:value-type="float">
            <text:p>3.8614</text:p>
          </table:table-cell>
          <table:table-cell office:value-type="float" office:value="3.409" calcext:value-type="float">
            <text:p>3.409</text:p>
          </table:table-cell>
          <table:table-cell office:value-type="float" office:value="3.0302" calcext:value-type="float">
            <text:p>3.0302</text:p>
          </table:table-cell>
          <table:table-cell office:value-type="float" office:value="3.1334" calcext:value-type="float">
            <text:p>3.1334</text:p>
          </table:table-cell>
          <table:table-cell office:value-type="float" office:value="2.3055" calcext:value-type="float">
            <text:p>2.3055</text:p>
          </table:table-cell>
          <table:table-cell office:value-type="float" office:value="2.1642" calcext:value-type="float">
            <text:p>2.1642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2.9458" calcext:value-type="float">
            <text:p>22.9458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24.0877" calcext:value-type="float">
            <text:p>24.0877</text:p>
          </table:table-cell>
          <table:table-cell office:value-type="float" office:value="15.6703" calcext:value-type="float">
            <text:p>15.6703</text:p>
          </table:table-cell>
          <table:table-cell office:value-type="float" office:value="16.9598" calcext:value-type="float">
            <text:p>16.9598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3.9249" calcext:value-type="float">
            <text:p>13.9249</text:p>
          </table:table-cell>
          <table:table-cell office:value-type="float" office:value="13.6493" calcext:value-type="float">
            <text:p>13.6493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8.8657" calcext:value-type="float">
            <text:p>8.865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9.7294" calcext:value-type="float">
            <text:p>9.7294</text:p>
          </table:table-cell>
          <table:table-cell office:value-type="float" office:value="10.5369" calcext:value-type="float">
            <text:p>10.5369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8.6511" calcext:value-type="float">
            <text:p>58.6511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5.774" calcext:value-type="float">
            <text:p>45.774</text:p>
          </table:table-cell>
          <table:table-cell office:value-type="float" office:value="38.511" calcext:value-type="float">
            <text:p>38.511</text:p>
          </table:table-cell>
          <table:table-cell office:value-type="float" office:value="33.6535" calcext:value-type="float">
            <text:p>33.6535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29.0721" calcext:value-type="float">
            <text:p>29.0721</text:p>
          </table:table-cell>
          <table:table-cell office:value-type="float" office:value="25.945" calcext:value-type="float">
            <text:p>25.945</text:p>
          </table:table-cell>
          <table:table-cell office:value-type="float" office:value="25.1155" calcext:value-type="float">
            <text:p>25.1155</text:p>
          </table:table-cell>
          <table:table-cell office:value-type="float" office:value="23.151" calcext:value-type="float">
            <text:p>23.151</text:p>
          </table:table-cell>
          <table:table-cell office:value-type="float" office:value="21.8012" calcext:value-type="float">
            <text:p>21.8012</text:p>
          </table:table-cell>
          <table:table-cell office:value-type="float" office:value="20.4229" calcext:value-type="float">
            <text:p>20.4229</text:p>
          </table:table-cell>
          <table:table-cell office:value-type="float" office:value="19.9175" calcext:value-type="float">
            <text:p>19.9175</text:p>
          </table:table-cell>
          <table:table-cell office:value-type="float" office:value="18.2509" calcext:value-type="float">
            <text:p>18.2509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46.6266" calcext:value-type="float">
            <text:p>46.6266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34.3418" calcext:value-type="float">
            <text:p>34.3418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9.9742" calcext:value-type="float">
            <text:p>29.9742</text:p>
          </table:table-cell>
          <table:table-cell office:value-type="float" office:value="26.0994" calcext:value-type="float">
            <text:p>26.0994</text:p>
          </table:table-cell>
          <table:table-cell office:value-type="float" office:value="25.7692" calcext:value-type="float">
            <text:p>25.7692</text:p>
          </table:table-cell>
          <table:table-cell office:value-type="float" office:value="23.3498" calcext:value-type="float">
            <text:p>23.3498</text:p>
          </table:table-cell>
          <table:table-cell office:value-type="float" office:value="22.1391" calcext:value-type="float">
            <text:p>22.1391</text:p>
          </table:table-cell>
          <table:table-cell office:value-type="float" office:value="20.6859" calcext:value-type="float">
            <text:p>20.6859</text:p>
          </table:table-cell>
          <table:table-cell office:value-type="float" office:value="20.6505" calcext:value-type="float">
            <text:p>20.6505</text:p>
          </table:table-cell>
          <table:table-cell office:value-type="float" office:value="18.1396" calcext:value-type="float">
            <text:p>18.1396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60.35" calcext:value-type="float">
            <text:p>60.35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1.2235" calcext:value-type="float">
            <text:p>41.2235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30.8166" calcext:value-type="float">
            <text:p>30.8166</text:p>
          </table:table-cell>
          <table:table-cell office:value-type="float" office:value="26.9389" calcext:value-type="float">
            <text:p>26.9389</text:p>
          </table:table-cell>
          <table:table-cell office:value-type="float" office:value="26.338" calcext:value-type="float">
            <text:p>26.3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3.0139" calcext:value-type="float">
            <text:p>23.0139</text:p>
          </table:table-cell>
          <table:table-cell office:value-type="float" office:value="21.4597" calcext:value-type="float">
            <text:p>21.4597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9.3289" calcext:value-type="float">
            <text:p>19.3289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61.0389" calcext:value-type="float">
            <text:p>61.0389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48.546" calcext:value-type="float">
            <text:p>48.546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36.075" calcext:value-type="float">
            <text:p>36.075</text:p>
          </table:table-cell>
          <table:table-cell office:value-type="float" office:value="32.551" calcext:value-type="float">
            <text:p>32.551</text:p>
          </table:table-cell>
          <table:table-cell office:value-type="float" office:value="31.1808" calcext:value-type="float">
            <text:p>31.1808</text:p>
          </table:table-cell>
          <table:table-cell office:value-type="float" office:value="28.0694" calcext:value-type="float">
            <text:p>28.0694</text:p>
          </table:table-cell>
          <table:table-cell office:value-type="float" office:value="26.7917" calcext:value-type="float">
            <text:p>26.7917</text:p>
          </table:table-cell>
          <table:table-cell office:value-type="float" office:value="25.0583" calcext:value-type="float">
            <text:p>25.0583</text:p>
          </table:table-cell>
          <table:table-cell office:value-type="float" office:value="23.439" calcext:value-type="float">
            <text:p>23.439</text:p>
          </table:table-cell>
          <table:table-cell office:value-type="float" office:value="22.1043" calcext:value-type="float">
            <text:p>22.1043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19.9533" calcext:value-type="float">
            <text:p>19.9533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61.6371" calcext:value-type="float">
            <text:p>61.6371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48.9333" calcext:value-type="float">
            <text:p>48.9333</text:p>
          </table:table-cell>
          <table:table-cell office:value-type="float" office:value="42.2779" calcext:value-type="float">
            <text:p>42.2779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31.3529" calcext:value-type="float">
            <text:p>31.3529</text:p>
          </table:table-cell>
          <table:table-cell office:value-type="float" office:value="28.4026" calcext:value-type="float">
            <text:p>28.4026</text:p>
          </table:table-cell>
          <table:table-cell office:value-type="float" office:value="27.0351" calcext:value-type="float">
            <text:p>27.0351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23.6832" calcext:value-type="float">
            <text:p>23.6832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20.1812" calcext:value-type="float">
            <text:p>20.1812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63.2351" calcext:value-type="float">
            <text:p>63.2351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49.9825" calcext:value-type="float">
            <text:p>49.9825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37.165" calcext:value-type="float">
            <text:p>37.165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31.746" calcext:value-type="float">
            <text:p>31.746</text:p>
          </table:table-cell>
          <table:table-cell office:value-type="float" office:value="28.9168" calcext:value-type="float">
            <text:p>28.916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25.6865" calcext:value-type="float">
            <text:p>25.6865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5.1848" calcext:value-type="float">
            <text:p>65.1848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29.2184" calcext:value-type="float">
            <text:p>29.2184</text:p>
          </table:table-cell>
          <table:table-cell office:value-type="float" office:value="27.8886" calcext:value-type="float">
            <text:p>27.8886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3.0792" calcext:value-type="float">
            <text:p>23.0792</text:p>
          </table:table-cell>
          <table:table-cell office:value-type="float" office:value="21.9274" calcext:value-type="float">
            <text:p>21.9274</text:p>
          </table:table-cell>
          <table:table-cell office:value-type="float" office:value="20.9174" calcext:value-type="float">
            <text:p>20.9174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8.5307" calcext:value-type="float">
            <text:p>68.5307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44.016" calcext:value-type="float">
            <text:p>44.016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32.2227" calcext:value-type="float">
            <text:p>32.2227</text:p>
          </table:table-cell>
          <table:table-cell office:value-type="float" office:value="29.4916" calcext:value-type="float">
            <text:p>29.4916</text:p>
          </table:table-cell>
          <table:table-cell office:value-type="float" office:value="28.0891" calcext:value-type="float">
            <text:p>28.0891</text:p>
          </table:table-cell>
          <table:table-cell office:value-type="float" office:value="26.1465" calcext:value-type="float">
            <text:p>26.1465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23.2823" calcext:value-type="float">
            <text:p>23.2823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70.4821" calcext:value-type="float">
            <text:p>70.4821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51.792" calcext:value-type="float">
            <text:p>51.792</text:p>
          </table:table-cell>
          <table:table-cell office:value-type="float" office:value="44.2811" calcext:value-type="float">
            <text:p>44.2811</text:p>
          </table:table-cell>
          <table:table-cell office:value-type="float" office:value="38.4541" calcext:value-type="float">
            <text:p>38.4541</text:p>
          </table:table-cell>
          <table:table-cell office:value-type="float" office:value="35.105" calcext:value-type="float">
            <text:p>35.105</text:p>
          </table:table-cell>
          <table:table-cell office:value-type="float" office:value="32.4265" calcext:value-type="float">
            <text:p>32.4265</text:p>
          </table:table-cell>
          <table:table-cell office:value-type="float" office:value="29.6683" calcext:value-type="float">
            <text:p>29.6683</text:p>
          </table:table-cell>
          <table:table-cell office:value-type="float" office:value="28.2223" calcext:value-type="float">
            <text:p>28.2223</text:p>
          </table:table-cell>
          <table:table-cell office:value-type="float" office:value="26.2812" calcext:value-type="float">
            <text:p>26.2812</text:p>
          </table:table-cell>
          <table:table-cell office:value-type="float" office:value="24.6804" calcext:value-type="float">
            <text:p>24.6804</text:p>
          </table:table-cell>
          <table:table-cell office:value-type="float" office:value="23.388" calcext:value-type="float">
            <text:p>23.388</text:p>
          </table:table-cell>
          <table:table-cell office:value-type="float" office:value="22.2247" calcext:value-type="float">
            <text:p>22.2247</text:p>
          </table:table-cell>
          <table:table-cell office:value-type="float" office:value="21.2071" calcext:value-type="float">
            <text:p>21.2071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83.5561" calcext:value-type="float">
            <text:p>83.5561</text:p>
          </table:table-cell>
          <table:table-cell office:value-type="float" office:value="65.8458" calcext:value-type="float">
            <text:p>65.8458</text:p>
          </table:table-cell>
          <table:table-cell office:value-type="float" office:value="54.0073" calcext:value-type="float">
            <text:p>54.0073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156.789" calcext:value-type="float">
            <text:p>156.789</text:p>
          </table:table-cell>
          <table:table-cell office:value-type="float" office:value="32.5563" calcext:value-type="float">
            <text:p>32.5563</text:p>
          </table:table-cell>
          <table:table-cell office:value-type="float" office:value="150.4664" calcext:value-type="float">
            <text:p>150.4664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9.9267" calcext:value-type="float">
            <text:p>29.9267</text:p>
          </table:table-cell>
          <table:table-cell office:value-type="float" office:value="26.8897" calcext:value-type="float">
            <text:p>26.8897</text:p>
          </table:table-cell>
          <table:table-cell office:value-type="float" office:value="26.4208" calcext:value-type="float">
            <text:p>26.4208</text:p>
          </table:table-cell>
          <table:table-cell office:value-type="float" office:value="21.5373" calcext:value-type="float">
            <text:p>21.5373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6.3986" calcext:value-type="float">
            <text:p>6.3986</text:p>
          </table:table-cell>
          <table:table-cell office:value-type="float" office:value="5.9809" calcext:value-type="float">
            <text:p>5.9809</text:p>
          </table:table-cell>
          <table:table-cell office:value-type="float" office:value="4.1741" calcext:value-type="float">
            <text:p>4.1741</text:p>
          </table:table-cell>
          <table:table-cell office:value-type="float" office:value="4.2367" calcext:value-type="float">
            <text:p>4.2367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115" calcext:value-type="float">
            <text:p>3.5115</text:p>
          </table:table-cell>
          <table:table-cell office:value-type="float" office:value="2.5544" calcext:value-type="float">
            <text:p>2.5544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3106" calcext:value-type="float">
            <text:p>2.3106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95" calcext:value-type="float">
            <text:p>2.095</text:p>
          </table:table-cell>
          <table:table-cell office:value-type="float" office:value="2.0087" calcext:value-type="float">
            <text:p>2.0087</text:p>
          </table:table-cell>
          <table:table-cell office:value-type="float" office:value="1.873" calcext:value-type="float">
            <text:p>1.873</text:p>
          </table:table-cell>
          <table:table-cell office:value-type="float" office:value="1.9701" calcext:value-type="float">
            <text:p>1.970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53.4591" calcext:value-type="float">
            <text:p>53.4591</text:p>
          </table:table-cell>
          <table:table-cell office:value-type="float" office:value="40.9416" calcext:value-type="float">
            <text:p>40.9416</text:p>
          </table:table-cell>
          <table:table-cell office:value-type="float" office:value="35.7713" calcext:value-type="float">
            <text:p>35.7713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9498" calcext:value-type="float">
            <text:p>17.9498</text:p>
          </table:table-cell>
          <table:table-cell office:value-type="float" office:value="10.975" calcext:value-type="float">
            <text:p>10.975</text:p>
          </table:table-cell>
          <table:table-cell office:value-type="float" office:value="9.5306" calcext:value-type="float">
            <text:p>9.5306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6.525" calcext:value-type="float">
            <text:p>6.52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5.3387" calcext:value-type="float">
            <text:p>5.3387</text:p>
          </table:table-cell>
          <table:table-cell office:value-type="float" office:value="4.556" calcext:value-type="float">
            <text:p>4.556</text:p>
          </table:table-cell>
          <table:table-cell office:value-type="float" office:value="4.3889" calcext:value-type="float">
            <text:p>4.3889</text:p>
          </table:table-cell>
          <table:table-cell office:value-type="float" office:value="4.0349" calcext:value-type="float">
            <text:p>4.0349</text:p>
          </table:table-cell>
          <table:table-cell office:value-type="float" office:value="3.508" calcext:value-type="float">
            <text:p>3.508</text:p>
          </table:table-cell>
          <table:table-cell office:value-type="float" office:value="3.8814" calcext:value-type="float">
            <text:p>3.8814</text:p>
          </table:table-cell>
        </table:table-row>
      </table:table>
      <table:table table:name="Angular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.8633" calcext:value-type="float">
            <text:p>9.863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9.1292" calcext:value-type="float">
            <text:p>19.129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9.3626" calcext:value-type="float">
            <text:p>19.362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9.5469" calcext:value-type="float">
            <text:p>19.5469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9.7091" calcext:value-type="float">
            <text:p>19.7091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21.9611" calcext:value-type="float">
            <text:p>21.9611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447" calcext:value-type="float">
            <text:p>1.447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2.0939" calcext:value-type="float">
            <text:p>2.0939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5:56:23.372760344</dc:date>
    <meta:editing-duration>PT1H43M50S</meta:editing-duration>
    <meta:editing-cycles>38</meta:editing-cycles>
    <meta:generator>LibreOffice/5.1.6.2$Linux_X86_64 LibreOffice_project/10m0$Build-2</meta:generator>
    <meta:document-statistic meta:table-count="5" meta:cell-count="1256" meta:object-count="0"/>
  </office:meta>
</office:document-meta>
</file>